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1">
      <style:text-properties fo:font-weight="normal" style:font-weight-asian="normal" style:font-weight-complex="normal"/>
    </style:style>
    <style:style style:name="T1"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Teaching the Big Ideas of Statistics</text:p>
      <text:p text:style-name="P3"/>
      <text:p text:style-name="P3">Larry Weldon</text:p>
      <text:p text:style-name="P3"/>
      <text:p text:style-name="P3">Simon Fraser University</text:p>
      <text:p text:style-name="P11">Introduction</text:p>
      <text:p text:style-name="P4"/>
      <text:p text:style-name="P6">It is a real privilege to be asked to reflect on 50 years of teaching statistics. <text:s/>I have been attending the IASE and ICOTS conferences for decades and I have observed the many proposals to improve the craft. I want to review this progress and suggest a direction for the future.</text:p>
      <text:p text:style-name="P6"/>
      <text:p text:style-name="P6">My experience with statistics teaching started in 1969, or really when I was a student at the University of Toronto in 1960. <text:s/>My perspective was influenced early on by a series of application experiences in a broad spectrum of areas while at Toronto, York University and Dalhousie University : medical research, engineering, business administration, education administration, health care administration and social science. I learned the importance of the ability to describe in words the tools and strategies of statistics. I call these the “big ideas” of statistics. SLIDE 2</text:p>
      <text:p text:style-name="P8"/>
      <text:p text:style-name="P8">I will start with a description of the progress that has been made in statistical education over the decades. I will then suggest an extension of this progress – the increased focus on the big ideas of statistics in all levels of our undergraduate program. I will finish with some comment on the evaluation of this extended content – and how to provide students with sufficient motivation to master this content.</text:p>
      <text:p text:style-name="Standard"/>
      <text:p text:style-name="P2">Progress in Statistics Teaching since 1960</text:p>
      <text:p text:style-name="P2"/>
      <text:p text:style-name="P5">My first-year exposure to statistics began in 1960 – an compound interest course at the U of Toronto. </text:p>
      <text:p text:style-name="P5">In that course, students complained about the lectures which were dull and hard to follow. <text:s/>The brilliant prof who wrote our text on compound interest (and was a Putnam Competition star) told us to go away and read the text! <text:s/>Many did. Perhaps that was the seed of the idea that current teaching in stats needed improvement.</text:p>
      <text:p text:style-name="P5"/>
      <text:p text:style-name="P5">My early teaching experiences at York, Toronto, and Dalhousie universities taught me that my PhD in statistics did not prepare me to teach statistics! In spite of my intense efforts to make the logic of inference perfectly clear, students often found the material difficult to understand and irrelevant to their lives. In the 80s, I began to participate in conferences for “statistics education” - hoping to find others who had experienced similar challenges and looking for solutions. Statistics as a subject had a poor reputation among the lay public – a real conversation-stopper at cocktail parties. <text:s/>(“I hated my Intro Stats course.”, “I was never good at Math.”) <text:s/></text:p>
      <text:p text:style-name="P2"/>
      <text:p text:style-name="P5">Why was progress in the teaching of statistics so challenging? I'll get into that in a few minutes. <text:s/>For now I'll just say that change has been slow, but as I will show, it has been steady since 1960. <text:s/></text:p>
      <text:p text:style-name="P5"/>
      <text:p text:style-name="P5">In 1960, statistics was taught to STEM majors, usually by the Math department. Tests and Exams required hand calculations without calculators, and definitely closed book. Textbooks were written from a mathematical perspective with very few realistic applications. <text:s/>Lots of probability problems were included since no data was needed for the discussion. <text:s/>Coin tossing and playing cards were typical settings for exercises. With the advantage of hindsight, we can understand the limited appeal of such courses. Fine for math nerds.</text:p>
      <text:p text:style-name="P5"/>
      <text:p text:style-name="P5">In the following decades, statistics became recognized as important for research in many fields, such as sociology, medicine and bioscience, and majors in these other subjects added stats requirements. <text:soft-page-break/>“Service Courses” in statistics became widespread, but they were not popular courses – they were treated as necessary but unpopular. This unsatisfactory situation led to birth of <text:s/>“Teaching Statistics” as an academic field of research. <text:s/>It became clear that the source of the problem was the birth of statistics teaching in Mathematics departments. Statistics teachers with a Math orientation had a way of understanding statistics that was quite foreign to non-mathematicians. However, these non-mathematicians became the largest audience! It has taken a long time and many conferences to fix this situation. </text:p>
      <text:p text:style-name="P5"/>
      <text:p text:style-name="P5">There are many disincentives to teaching reform in a university setting. <text:s/>Text books tend to maintain status-quo for commercial reasons: <text:s/>publishers tend to eschew texts with a novel style. If an instructor chooses to deviate from the assigned text, they will encounter resistance from students via student feedback forms. Also, academic promotion depends on research publication which detracts from teaching effort. As a result teaching reform has been slow, but over the many years since 1960 there actually has been quite a lot of progress. Technology developments have encouraged some of this. </text:p>
      <text:p text:style-name="P5"/>
      <text:p text:style-name="P5">Calculators and Computers were originally thought to detract from student learning since formulas and arithmetic were a big part of early stats education. <text:s/>But now it is recognized that most statistical work depends on computers and statistics software, and there is much more to statistics than formulas and arithmetic. <text:s/>At first programmable calculators and then software like MINITAB, SPSS, and SAS became accessible to students, and later R and Python and many other programs. Software enabled students more creativity and room for judgement in analyzing data-based problems. </text:p>
      <text:p text:style-name="P5"/>
      <text:p text:style-name="P5">The explosion of enrolments in statistics courses presented the problem of adequate individual attention to students. <text:s/>At first small group tutorials were arranged – assignment problems could receive the assistance of a TA – usually a graduate student. However, the reality of these tutorials was that only the weak students attended them, and the TA would provide answers! <text:s/>Later open labs were created in which students could seek help as needed. <text:s/>This was more efficient use of human resources. <text:s/>However, one wonders if the graduate students had the experience to provide the best overview. <text:s/></text:p>
      <text:p text:style-name="P5"/>
      <text:p text:style-name="P5">The role of real data and real-world relevance was clearly vital to statistics but not so important to mathematics. Things that make mathematicians uncomfortable like resampling, graphical analysis, Bayesian priors, ad-hoc indices, covariate adjustment, models-that-are-wrong-but-useful, and solution by simulation, were clearly important content of statistics courses. </text:p>
      <text:p text:style-name="P5"/>
      <text:p text:style-name="P5">Another development in statistics courses was the creation of group projects in which a small group of students would collaborate on an approach to a data-based problem, something less common with Mathematics courses. <text:s/></text:p>
      <text:p text:style-name="P5"/>
      <text:p text:style-name="P5">Administrative structures adapted as well. <text:s/>Canadian Departments of Mathematics became Departments of Mathematics and Statistics. <text:s/>A few Departments became Departments of Statistics (notably Manitoba, Waterloo, Toronto, Western, UBC, Simon Fraser). There became a realization that statistics had a different culture than mathematics, and teaching began to reflect this change of style.</text:p>
      <text:p text:style-name="P5"/>
      <text:p text:style-name="P5">All of these developments: Technology, Tutorials, Statistics Departments, Real-world context, aand Group Projects, did improve instruction in statistics. <text:s/>One wonders what the next development will be. <text:s/>With the impact of COVID, Zoom courses, and more computer communication, will verbalization of statistical ideas lead to more useful statistical learning? I will explore this idea by considering the role <text:soft-page-break/>of “Big Ideas” that arise from statistics courses. </text:p>
      <text:p text:style-name="P5"/>
      <text:p text:style-name="P2">Big Ideas of Statistics</text:p>
      <text:p text:style-name="P2"/>
      <text:p text:style-name="P5">My suggestion for a continuation of the decades of progress in statistics education is to give all statistics courses a greater emphasis on the “big ideas”. The following examples will illustrate what I mean.</text:p>
      <text:p text:style-name="P5"/>
      <text:p text:style-name="P5">Examples of “Big Ideas” of a statistics education.</text:p>
      <text:p text:style-name="P5"/>
      <text:list xml:id="list7988936454235012414" text:style-name="L1">
        <text:list-item>
          <text:list>
            <text:list-item>
              <text:p text:style-name="P12">Surprise can be informative</text:p>
            </text:list-item>
            <text:list-item>
              <text:p text:style-name="P12">The impact of randomness is under-appreciated </text:p>
            </text:list-item>
            <text:list-item>
              <text:p text:style-name="P12">Correlation vs Causation</text:p>
            </text:list-item>
            <text:list-item>
              <text:p text:style-name="P12">Publication bias</text:p>
            </text:list-item>
            <text:list-item>
              <text:p text:style-name="P12">Exceptions do not invalidate group differences</text:p>
            </text:list-item>
            <text:list-item>
              <text:p text:style-name="P12">Averaging reduces variability</text:p>
            </text:list-item>
            <text:list-item>
              <text:p text:style-name="P12">Models are always wrong but some are useful</text:p>
            </text:list-item>
            <text:list-item>
              <text:p text:style-name="P12">Big Data can be biased</text:p>
            </text:list-item>
            <text:list-item>
              <text:p text:style-name="P13">Coincidences are commonplace</text:p>
            </text:list-item>
          </text:list>
        </text:list-item>
      </text:list>
      <text:p text:style-name="P5"/>
      <text:p text:style-name="P5">What do I mean by “Big Idea of Statistics”? I mean a concept that one might learn in a statistics course, expressible in words, and useful for a large group of people. <text:s/>These large groups might be anything from from the lay public to statistics experts. The list I have shown are just examples. There are many more, especially when you consider the different levels of sophistication of the audience: <text:s/>lay persons, users of statistics, statistics students, statistics consultants, statistics academics.</text:p>
      <text:p text:style-name="P5"/>
      <text:p text:style-name="P5">I have included a longer list in an Appendix, and include some explanation there, but I invite my colleagues to edit the list and the explanations. I hope my list will motivate an increased attention in our statistics courses to these kinds of big ideas. My Appendix classifies the big ideas according to the statistical background of the audience. It will be posted on my SFU webpage. <text:s/></text:p>
      <text:p text:style-name="P5"/>
      <text:p text:style-name="P5">To see whether ideas like these could be absorbed at the lower division level, I created a lower division course to try this out, and it was reasonably successful the first time it was offered, and has large enrolments now. <text:s/>I was even able to introduce what were considered advanced concepts, like window smoothing of time series, uniform spatial distributions, and the behaviour of random walks, as long as I stayed away from the formulas and concentrated on the ideas. The instructor must give up a bit of calculation prowess in order to focus on the big ideas, but at the lower division, this change of emphasis can be defended. <text:s/>Departmental support for this is crucial.</text:p>
      <text:p text:style-name="P5"/>
      <text:p text:style-name="P2">The value of a thorough understanding of the Big Ideas</text:p>
      <text:p text:style-name="P5"/>
      <text:p text:style-name="P5">Many lower division statistics students will not pursue statistics at the upper division levels. <text:s/>However, their life will undoubtedly use these big ideas in both personal and professional activities. <text:s/>Any educated person would like to avoid the mistakes of “correlation vs causation” or “the surprising influence of randomness” or the hazards of thinking coincidences are caused by supernatural powers! The big ideas may well be the most important part of <text:s/>the lower division course for these students.</text:p>
      <text:p text:style-name="P5"/>
      <text:p text:style-name="P5"><text:soft-page-break/>However, these big ideas will also be useful to students who major in statistics or who will use statistical procedures in their professional life. <text:s/>It might be that the upper division and graduate courses are so mathematical in detail that the big ideas get short shrift. <text:s/>We need to avoid this trap to reinforce the wisdom of the big ideas throughout the undergraduate and graduate program. <text:s/>Consider how a statistical consultant communicates with a client. <text:s/>First he must understand the clients perception of the need for advice: <text:s/>Does the client need a model? <text:s/>Is the client protected from a biased analysis of their data? Are the client's results surprising in view of status-quo beliefs? How convincing must the data be to convince referees and editors that the apparent effects are reproducible? I suggest that the ability to adequately approach these questions in conversations with a client will depend on the consultants understanding of the big ideas. <text:s/>The formulas, procedures, and data analysis techniques are not enough. </text:p>
      <text:p text:style-name="P5">Even the advanced courses need to reinforce the big ideas. </text:p>
      <text:p text:style-name="P5"/>
      <text:p text:style-name="P5">For students who ultimately join the ranks of academics, involved in teaching and research, an emphasis on the big ideas is essential. They are essential in teaching since one must know what the big ideas are to give appropriate emphasis to them in one's courses. They are essential in research for an appreciation of their importance to the practice of statistics. For example, why did it take a few years for the importance of “the bootstrap” to be understood? Was it because the academic theoreticians were focussed too narrowly on the mathematics of their statistics research?</text:p>
      <text:p text:style-name="P5"/>
      <text:p text:style-name="P7">A “big ideas” course offered at the lower division level could be required of all students needing exposure to statistics, including the future statisticians. It need not be specialized to students with an orientation to life sciences, natural sciences, or social sciences. <text:s/></text:p>
      <text:p text:style-name="P7"/>
      <text:p text:style-name="P9">The proliferation of introductory statistics courses for specific non-math majors, like <text:s/>for life sciences or for social sciences, may have been unnecessary. A common introductory statistics course may be the best way to contribute to an education for life. </text:p>
      <text:p text:style-name="P5"/>
      <text:p text:style-name="P2">Teaching the Big Ideas of Statistics</text:p>
      <text:p text:style-name="P5"/>
      <text:p text:style-name="P5">How can we ensure that students can use these big ideas in their professional life, and also be able to explain them to others? They need to be encouraged to vocalize and criticize these ideas until they actually own them. <text:s/>In a university course, the only way to motivate this activity is ensure they are part of the evaluation mechanism, usually tests and exams. <text:s/>Of course, to be fair the instructor must focus on the big ideas as well. Dozens of drills in using significance tests might not convey the idea that, for example, “surprises can suggest new information”. <text:s/>It could be argued this is “common sense” but an emphasis on the generality of the idea may be useful for someone trying to explain significance tests. The big ideas of statistics can be useful for both novices and experts.</text:p>
      <text:p text:style-name="P5"/>
      <text:p text:style-name="P5"><text:span text:style-name="T1">What sorts of exam questions would test for understanding of big ideas? </text:span>Not “Test whether the difference is significant ... <text:s/>” but rather “What would you conclude if the P-value were 0.3?” <text:s/>Not “Is the correlation coefficient significantly different from 0?” but rather “Is the correlation coefficient a useful summary of the relationship between the two variables?” Not, “What is the unbiased estimator of mu?” but rather “Is the unbiasedness criterion more useful for gamblers or engineers? Explain”. The use of open book exams would reinforce the correct attitude to the material. Exams that ask for an understanding of big ideas would motivate the learning of the big ideas. <text:s/></text:p>
      <text:p text:style-name="P2"/>
      <text:p text:style-name="P2">Conclusion</text:p>
      <text:p text:style-name="P5"><text:soft-page-break/></text:p>
      <text:p text:style-name="P5">Over the last fifty years, the teaching of statistics has focussed on developing better textbooks, and better education software. The adaptation to the software revolution has required many innovations. <text:s/>The result has been more clarity for students in what they must learn to master the subject. <text:s/>However, the educational target may have been reduced to accomplish this clarity - <text:s/>we may have reduced the importance of the general applicability of the big ideas of statistics in many levels of personal and professional activity. Our evaluation methods need to continue to evolve to motivate the mastery of <text:s/>these important concepts.</text:p>
      <text:p text:style-name="P5"/>
      <text:p text:style-name="P5">As statistics as a discipline becomes ever more entwined with other disciplines, it presents a new target for statistics teachers. <text:s/>All students, no matter what their major interest, can benefit from exposure to our subject, and we must present the subject in a way that is beneficial to all majors. All majors speak a verbal language, and one way to address any major is using language sympathetically in our teaching. An emphasis on the big ideas is one way to do this. </text:p>
      <text:p text:style-name="P5"/>
      <text:p text:style-name="P5"/>
      <text:p text:style-name="P5"/>
      <text:p text:style-name="P2"/>
      <text:p text:style-name="P10">Appendix</text:p>
      <text:p text:style-name="P5"/>
      <text:p text:style-name="P2">Big Ideas Arising from Statistics Courses</text:p>
      <text:p text:style-name="P2"/>
      <text:p text:style-name="P2">For everyone (pp 6-7) For Users (pp 8-9) For Students (p 10) For Consultants (pp 11-12)</text:p>
      <text:p text:style-name="P2"/>
      <text:p text:style-name="P2">For everyone:</text:p>
      <text:p text:style-name="P2"/>
      <text:p text:style-name="Standard">Surprise is often informative (when we re-examine expectations) </text:p>
      <text:p text:style-name="Standard"><text:tab/>Statistical methods make heavy use of P-values to judge the credibility of a hypothesis, and </text:p>
      <text:p text:style-name="Standard"><text:tab/>a small P-value is what suggests the hypothesis is wrong. It is more likely that the hypothesis <text:tab/>underlying the calculation of the P-value is wrong than the observed data exhibited rare <text:tab/>behaviour.</text:p>
      <text:p text:style-name="Standard">There are situations where non-stat people would automatically use this idea: <text:s/>traffic snarls, weather record events like hurricanes or floods or heat waves, being a victim of criminal activity like home invasion or car theft. <text:s/>But in more subtle situations, deliberate recognition of the idea may be needed to make use of it: <text:s/>consider the case of too many “code blues” at a hospital, the repeated failure of the favorite to win a sports match, or the elevated frequency of “long covid” symptoms in the unvaccinated. <text:s/>The logic of using the unusual observation to justify the re-examination of possible causes is something that is useful to have in mind. <text:s/></text:p>
      <text:p text:style-name="Standard"/>
      <text:p text:style-name="Standard">Rare events will happen if given enough chances to occur</text:p>
      <text:p text:style-name="Standard"><text:tab/>When an event has a small probability of occurring, it does not follow that the event will not <text:tab/>occur, but rather than its occurrence will only happen rarely in repetitions of the situation. </text:p>
      <text:p text:style-name="Standard"><text:tab/>For example, heads in each of ten successive tosses of a fair coin will actually occur if enough <text:tab/>repeats of the 10-toss experiment are executed. The chance for each experiment is 1/1024, but <text:tab/>in 5000 repetitions of the 10-toss experiment the chance of at least one 10-head success is </text:p>
      <text:p text:style-name="Standard"><text:tab/>1-(1-1/1024)^5000 =.992 or near certainty. Even 710 repeats has 10 H half the time. </text:p>
      <text:p text:style-name="Standard">When the weather channel predicts rain with probability 10 percent, the occurrence of rain should not be very surprising. When you run into a dear friend or lover while in transit in a foreign airport, one should not suspect a supernatural cause. <text:s/>When a person wins a large prize in a public lottery for the second time, one should not assume skullduggery. <text:s/>The many irrational conclusions that might be drawn from observation of astounding coincidences can be avoided with acceptance of this “big idea”. </text:p>
      <text:p text:style-name="Standard"/>
      <text:p text:style-name="Standard">Correlation is not necessarily the result of causation</text:p>
      <text:p text:style-name="Standard"><text:tab/>High LDL Cholesterol is correlated with heart disease, and statin drugs reduce cholesterol. So <text:tab/>most doctors recommend statin drugs for individuals with high risk of heart disease. <text:s/>But is the </text:p>
      <text:p text:style-name="Standard"><text:tab/>link between cholesterol and heart disease causal? Maybe or maybe not. </text:p>
      <text:p text:style-name="Standard">The difficulty with a casual understanding of this big idea is that correlation often is the key to finding true causal links. <text:s/>A training in statistics includes experimental design which deals with one aspect of this problem. <text:s/>Also, a careful consideration of covariates in the regression situation shows how wrong inferences can be made by the naive (a good example is Simpson's Paradox). </text:p>
      <text:p text:style-name="Standard"/>
      <text:p text:style-name="Standard">The impact of randomness is often underappreciated. </text:p>
      <text:p text:style-name="Standard"><text:tab/>Intuition about the limits of influence are often faulty, leading to invalid inferences. </text:p>
      <text:p text:style-name="Standard">There are many real-world settings to illustrate this. <text:s/>1. Stock market price indexes are well modelled by a random walk model, to the disbelief of professional “technical” analysts. 2. Sports league <text:soft-page-break/>standings seem to reflect team quality but will exaggerate apparent spectrum of abilities, while simulations of equal-quality teams can provide a similar range of league points. 3. Peer review is the “motherhood” system for academic assessment but variable rigour of referees make the system less than reliable. 4. <text:s/>Coincidences may suggest supernatural causes when a proper framework of assessment can demonstrate a common event. 5. Novel treatments for disease can seem like miraculous cures when the possibility of random remission is not adequately allowed for. 6. Time series such as those modelled by a symmetric random walk can have apparent trends that baffle the naive. 7. Medical advances are often later retracted when the consequences of publishing bias is not allowed for. <text:s/>In these and many other situations, an appreciation of the surprising effects of randomness is vital. </text:p>
      <text:p text:style-name="Standard"/>
      <text:p text:style-name="Standard">Variability is not Risk </text:p>
      <text:p text:style-name="Standard"><text:tab/>Variability and uncertainty affect people in different ways: some find it thrilling (e.g. gamblers <text:tab/>and optimists) while others eschew it (e.g. conservatives and pessimists). <text:s/>If “risk” is the chance <text:tab/>of loss, which most people try to avoid, variability is something else. <text:s/></text:p>
      <text:p text:style-name="Standard">Stock market experts have trouble measuring the risk of loss in a portfolio, and they suggest measuring variability as if it were a proxy for risk. <text:s/>But variability is not risk: <text:s/>Portfolio loss is <text:tab/></text:p>
      <text:p text:style-name="Standard">not positively correlated with variability of the portfolio. e.g bond markets have lower variability but usually underperform equity markets, which is a kind of loss for bond-holders. <text:s/>It is true that diversified portfolios have lower risk than individual stocks and also have less variability than individual stocks, but variability of a stock does not measure the relative risk of a stock compared to other stocks, and the variability of a portfolio does not measure the relative risk of a portfolio relative to other portfolios. <text:s/></text:p>
      <text:p text:style-name="Standard"/>
      <text:p text:style-name="Standard">The concept of <text:s/>“distribution” can be used to describe variability. </text:p>
      <text:p text:style-name="Standard"><text:tab/>The idea that a consideration of all possible measurements can help to describe the nature of a <text:tab/>single measurement is a mental leap <text:tab/>worth making! The extension of “distribution” to <text:tab/>“probability distribution” or “frequency distribution” is fairly straightforward once the <text:tab/>“distribution” is grasped. </text:p>
      <text:p text:style-name="Standard">No one can predict with certainty how many days of sunshine will occur in Vancouver one year <text:tab/>hence, but the situation can be usefully described based on available experience using a <text:tab/>frequency distribution. The insurance business of “spreading the risk” may be described as a distribution of loss from claims. Garden yields of fruit may be understood in terms of annual distributions. </text:p>
      <text:p text:style-name="Standard"/>
      <text:p text:style-name="Standard">Percentage changes are often a better summary than absolute changes.</text:p>
      <text:p text:style-name="Standard"><text:tab/>Absolute numbers often have no immediate meaning until they are compared with something: <text:tab/>either a previous value or a standard of some sort. </text:p>
      <text:p text:style-name="Standard">When the GNP of a country increases by 1.3 billion dollars, one wonders if this is startling or humdrum. <text:s/>Similarly, on a day when the stock market index falls 73 points, the news will be absorbed with a “?” unless it is expressed as a percentage change. <text:s/>The price of prime rib as $10 per pound will not be a hot sale item until it is noted to be a saving of 50% from yesterday.</text:p>
      <text:p text:style-name="Standard"/>
      <text:p text:style-name="Standard">Exceptions to a group difference do not invalidate the existence of the group difference.</text:p>
      <text:p text:style-name="Standard"><text:tab/>The idea that a slight shift in distribution from one group to another can have predictive value is <text:tab/>sometimes erroneously contradicted by the observation of exceptional pairs. </text:p>
      <text:p text:style-name="Standard">There are some women taller than some men, but that does not invalidate the tendency for men to be taller than women. Some locations are experiencing colder climates while global climates are warming.</text:p>
      <text:p text:style-name="Standard"><text:soft-page-break/>Summer days are warmer than winter days, but while there are certainly exceptions, the general statement is still valid. </text:p>
      <text:p text:style-name="P2"/>
      <text:p text:style-name="P2">For Users of Statistical Tools:</text:p>
      <text:p text:style-name="Standard"/>
      <text:p text:style-name="Standard">Averaging reduces variability</text:p>
      <text:p text:style-name="Standard"><text:tab/>The √n law quantizes this. <text:s/>But note the difference between accuracy and precision – the square <text:tab/>root law applies to precision only. </text:p>
      <text:p text:style-name="Standard">The number of subjects in a research study is an important determinant of the sensitivity of the study to detect group differences, but if the formation of comparison groups results in unlike groups, the comparison will reflect bias. Large numbers of subjects, or experimental items, do not guarantee a valid comparison. The √n law does not apply to bias. <text:s/>For example 1000 responses to a questionnaire may not have the same tendencies as the other 1000 that did not respond. </text:p>
      <text:p text:style-name="Standard"/>
      <text:p text:style-name="Standard">Models are always wrong but may be useful as simplifiers, approximations, or <text:s/>descriptors.</text:p>
      <text:p text:style-name="Standard"><text:tab/>Reality is complex! Simplified descriptions are often useful. We never want to know if a model <text:tab/></text:p>
      <text:p text:style-name="Standard"><text:tab/>is exactly correct – it never is. Measuring goodness-of-fit is useful but testing if a model is <text:tab/>exactly correct is not sensible.</text:p>
      <text:p text:style-name="Standard">Since models are always inexact representations of the reality they describe, there is always room for improvement. <text:s/>But this fact must always be balanced that the practical use of a model is not assessed by its exactness, but rather by its effectiveness in use. <text:s/>A less exact model may be preferred if it is easier to use and adequate in its usual application. In other words, judgement is needed by the sophisticated modeller. </text:p>
      <text:p text:style-name="Standard"/>
      <text:p text:style-name="Standard">Visualization of data displays can reveal complex relationships otherwise missed.</text:p>
      <text:p text:style-name="Standard"><text:tab/>Nonparametric smoothing may suggest relationships that are hard to model parametrically. <text:s/>The <text:tab/>result of a nonparametric smooth is best displayed graphically (i.e. Visualization).</text:p>
      <text:p text:style-name="Standard">An illustrative example is five year gasoline consumption data for a particular commuter (Weldon). The nonparametric smooth revealed a sinusoidal annual smooth that was not perceivable from a graph of the five year time series. 2. More sophisticated examples showing complex relationships use the coplot technique described by Cleveland in his “Visualizing Data” book. <text:s/>In both cases the technical requirements to understand the methods used are very basic and do not require a statistical background.</text:p>
      <text:p text:style-name="Standard">Moving averages can often be improved upon without undo complexity. </text:p>
      <text:p text:style-name="Standard"/>
      <text:p text:style-name="Standard">Data distributions are often bell-shaped, and theory can help predict the conditions for this.</text:p>
      <text:p text:style-name="Standard"><text:tab/>When data can be understood as subject to many independent (or partially independent) <text:tab/>influences, the normal distribution is often a good descriptor.</text:p>
      <text:p text:style-name="Standard">For example, many economic indices are based on weighted sums of partially independent source inputs and as a result have an approximate normal distribution. As another example, daily portfolio values in a stable stock market may vary according to a normal model. </text:p>
      <text:p text:style-name="Standard"/>
      <text:p text:style-name="Standard">A “simple random sample” will be bias free, but only with respect to the population sampled. <text:s/></text:p>
      <text:p text:style-name="Standard"><text:tab/>Non-response in a simple random sample survey may create bias. </text:p>
      <text:p text:style-name="Standard">For example 1000 responses to a questionnaire may not have the same tendencies as the other 1000 that did not respond. </text:p>
      <text:p text:style-name="Standard"/>
      <text:p text:style-name="Standard">Group Comparisons for a topic of interest must allow for group differences of no interest! </text:p>
      <text:p text:style-name="Standard"><text:soft-page-break/><text:tab/>Control groups are one strategy for this. </text:p>
      <text:p text:style-name="Standard">Simpson's Paradox is an extreme example of how uncontrolled variables can produce faulty inferences. A famous example is the Berkeley graduate admissions puzzle: a larger percentage of male applicants were accepted to graduate school, but in each major category, a larger percentage of female applicants were accepted. <text:s/>While “major” was not of primary interest, it had to be taken into account. </text:p>
      <text:p text:style-name="Standard"><text:s text:c="2"/></text:p>
      <text:p text:style-name="Standard">Measurements can be ratio, interval, ordinal or categorical, requiring various summarization methods.</text:p>
      <text:p text:style-name="Standard"><text:tab/>When categories are coded as numbers, averages can be computed but are meaningless. <text:s/><text:tab/>Averages of ordinal data are sometimes used but are subject to arbitrary manipulation of ranked <text:tab/>categories. </text:p>
      <text:p text:style-name="Standard">Likert scales are a very commonly used quantization of ordinal data – be forewarned. <text:s/>Categorical data require techniques that are not affected by a reordering of categories – contingency table analysis is the usual approach although some regression methods can be adapted to categorical data using 0-1 coding. </text:p>
      <text:p text:style-name="Standard"/>
      <text:p text:style-name="Standard">Occam's Razor tries to warn against over-fitting of models to data</text:p>
      <text:p text:style-name="Standard"><text:tab/>In deciding model complexity, one must guard against fitting to the errors. <text:s/></text:p>
      <text:p text:style-name="Standard"><text:tab/>One technique is to split the sample in two, and use one half to fit the model and the other to <text:tab/>test it. </text:p>
      <text:p text:style-name="Standard">The practical implications of this idea are similar to the implications of “All models are wrong”. <text:s/>If one has to choose between wrong models, it seems natural to choose the simpler one. <text:s/>However, when the more complex model has some theoretical reason to support it, it is worth keeping in mind, for future research, that more data could still validate the use of the more complex model. The advantage of the simpler model could be temporary. </text:p>
      <text:p text:style-name="Standard"/>
      <text:p text:style-name="Standard">Simulation can reveal complex properties of models</text:p>
      <text:p text:style-name="Standard"><text:tab/>Many complex questions about models, or questions about complex models, can be simply <text:tab/>answered using simulation.</text:p>
      <text:p text:style-name="Standard">Suppose you have a sample of data and a summary statistic that measures a characteristic of interest. <text:s/>The sample of 25 data values seems to have a normal distribution but you want to use the interquartile range (IQR) to describe the central 50% of the data. You would like to know the variability of the IQR but cannot find a formula anywhere. A simulation study using the actual mean and SD and the normality assumption would provide the info you need. </text:p>
      <text:p text:style-name="Standard"/>
      <text:p text:style-name="Standard">Long Time Series usually require logarithmic transformation for plotting, to focus on percent change.</text:p>
      <text:p text:style-name="Standard"><text:tab/>Semi-log plots portray equal percentage changes in the vertical scale as equal vertical distances <text:tab/>on the graph page, no matter the vertical level at which they occur. </text:p>
      <text:p text:style-name="Standard">Long duration time series, in which the order of magnitude changes over the duration, should use the logarithm for the time series value. <text:s/>Otherwise the response at greater times will appear exaggerated.</text:p>
      <text:p text:style-name="Standard"/>
      <text:p text:style-name="P2"/>
      <text:p text:style-name="P10">For Students of Statistics:</text:p>
      <text:p text:style-name="Standard"/>
      <text:p text:style-name="Standard">Parametric models can concentrate the topic of interest, which is useful, but can also divert attention from unexpected influences in the data. <text:s/>(Residual analysis important.) </text:p>
      <text:p text:style-name="Standard"><text:tab/>Remember that residual analysis is not just for “checking assumptions”. <text:s/>It often has valuable <text:tab/>clues about unanticipated influences, which may turn out to be important for analysis. <text:s/>Of <text:tab/>course, it also has the role of suggesting model improvements. </text:p>
      <text:p text:style-name="Standard">When newspapers use graphic summaries of data to support an article, they are responding to a reader preference for whole-data-summary rather than parametric summary. We like to see the price changes of our mutual funds over recent months or years rather than a numerical summary of the compound rate of change. <text:s/>When we see a report of house prices for say “single-family dwellings” we can record the average price or we could show a table or graph of the actual prices. <text:s/>While the numerical average may be more commonly used, the extra detail would probably be preferred. Modern statistics education will open the door to more non-parametric displays. </text:p>
      <text:p text:style-name="Standard"/>
      <text:p text:style-name="Standard">Models cannot be fairly evaluated with the data sets that suggested them. <text:s/></text:p>
      <text:p text:style-name="Standard"><text:tab/>Flexible models will tend to fit the errors, and the residuals will be deceivingly small. </text:p>
      <text:p text:style-name="Standard"><text:tab/>One strategy is to split data into a modelling part and a model-testing part.</text:p>
      <text:p text:style-name="Standard"/>
      <text:p text:style-name="Standard">Factorial Experiments allow one to test the effect of many inputs with only a few observations</text:p>
      <text:p text:style-name="Standard"><text:tab/>The reality that higher-order interactions are usually small can be used to add information from <text:tab/>a few observations (when observations are expensive). </text:p>
      <text:p text:style-name="Standard"/>
      <text:p text:style-name="Standard">Model-based forecasts can be useful as a reference when model conditions change</text:p>
      <text:p text:style-name="Standard"><text:tab/>While change can render the model inaccurate, the baseline is useful in considering the effect of <text:tab/>the change.</text:p>
      <text:p text:style-name="Standard">As an example, a stationary time series model can be used to detect non-stationarity</text:p>
      <text:p text:style-name="Standard"/>
      <text:p text:style-name="Standard">The bootstrap provides estimates of precision of statistics</text:p>
      <text:p text:style-name="Standard"><text:tab/>The essential idea is the ecdf, based on the data, is used as a proxy for the underlying cdf, to </text:p>
      <text:p text:style-name="Standard"><text:tab/>judge the variability of a statistic based on that same data. <text:s/>The technique of using the uniform- <text:tab/>distribution-ordinate-to-abcissa on the cdf, to simulate the random variable with the cdf, can be <text:tab/>adapted for use with the ecdf, as an approximation to simulating the underlying distribution <text:tab/>based only on the data at hand. Note that the simplest way to describe the bootstrap is to say it <text:tab/>uses resamples, with replacement, of the original data sample, to recalculate the statistic of <text:tab/>interest. </text:p>
      <text:p text:style-name="Standard">For any sample of data, and any summary statistic applied to that data, one can estimate the variability of the statistic without modelling the distribution. <text:s/>Of course, the data is assumed to be a random sample from a population of interest for this technique to be useful. </text:p>
      <text:p text:style-name="Standard"/>
      <text:p text:style-name="Standard">Scaling of graphs can influence the impression conveyed</text:p>
      <text:p text:style-name="Standard"><text:tab/>The ordinate origin should be obvious. <text:s/>Aspect ratio should be appropriate. <text:s/>Log scale when <text:tab/>appropriate.</text:p>
      <text:p text:style-name="Standard">The Darrell Huff (1954) example of “Government Payrolls Up” and “Government Payrolls Stable” shows what can happen when scaling is ignored. The book title is “How to Lie with Statistics”. </text:p>
      <text:p text:style-name="Standard"/>
      <text:p text:style-name="Standard">Common summary methods can be misleading when outliers are present</text:p>
      <text:p text:style-name="Standard"><text:soft-page-break/><text:tab/>Least squares criterion is very sensitive to outliers – this is important to keep in mind even if the <text:tab/>outlier is a legitimate observation.</text:p>
      <text:p text:style-name="Standard">It is useful to consider analyses with and without the outlier to allow fair judgement of the analyses. </text:p>
      <text:p text:style-name="Standard"/>
      <text:p text:style-name="P2">For consultants and academics:</text:p>
      <text:p text:style-name="P2"/>
      <text:p text:style-name="Standard">Technical Language can confuse laypersons. </text:p>
      <text:p text:style-name="Standard"><text:tab/>Jargon must be used with caution when communicating with clients. Examples:</text:p>
      <text:p text:style-name="Standard">Normal is not to be interpreted as Usual, Standard Deviation is not to be thought of as Best Practice, Variance is not a natural measure of variability (since its units are squared), a Stationary Time Series is not a flat-line series, Regression is not a return to history. </text:p>
      <text:p text:style-name="Standard"/>
      <text:p text:style-name="Standard">Portrayal of a distribution based on data need not be parametric.</text:p>
      <text:p text:style-name="Standard"><text:tab/>It is so common to discuss distributions as “normal” or “binomial” or “Poisson”, it is <text:s/>easy to <text:tab/>overlook the option of portraying a distribution in a table or graph, and this need not involve <text:tab/>any parametric modelling. When a smoothed version of a distribution is needed, simple <text:tab/>nonparametric smoothers are available and simply explained.</text:p>
      <text:p text:style-name="Standard">Instead of a histogram, with its dependence on class size and cell position, counting points within a certain distance of grid points can be used to construct a smooth graph. This simple method is easy to describe!</text:p>
      <text:p text:style-name="Standard"/>
      <text:p text:style-name="Standard">Technical Unbiasedness is not always the optimal route to good estimators. </text:p>
      <text:p text:style-name="Standard"><text:tab/>Being exactly right on average is not as useful as being nearly right most of the time. <text:s/></text:p>
      <text:p text:style-name="Standard">Criteria like minimum mean squared error are sometimes used for this. </text:p>
      <text:p text:style-name="Standard"/>
      <text:p text:style-name="Standard">Neural Networks provide very flexible models for complex systems</text:p>
      <text:p text:style-name="Standard"><text:tab/>They are primarily used for prediction when the context is unchanged, since the adaptability to <text:tab/>new circumstances is difficult with the complex neural network models. <text:s/>However, experience <text:tab/>has shown the neural networks to be better than typical parametric models used previously for <text:tab/>prediction, provided large training datasets are available. </text:p>
      <text:p text:style-name="Standard"/>
      <text:p text:style-name="Standard">Multiple variables can be simultaneously graphed using pictures </text:p>
      <text:p text:style-name="Standard"><text:tab/>Scatter plots are adequate for two variables. <text:s/>For more than two, plot a picture instead of a dot. </text:p>
      <text:p text:style-name="Standard">Chernoff faces, Star Plots, Andrews plots, and Glyffs are possible methods, although the most commonly used methods involve colouring points and using various symbols instead of points. </text:p>
      <text:p text:style-name="Standard"/>
      <text:p text:style-name="Standard">Complex Systems based on a network of models can be studied with simulation.</text:p>
      <text:p text:style-name="Standard"><text:tab/>When a complex system can be composed of several simpler models that interact, the system <text:tab/>can be very difficult to analyze analytically. Simulation can help in this situation. </text:p>
      <text:p text:style-name="Standard"/>
      <text:p text:style-name="Standard">Differencing can often reduce a non-stationary time series to a stationary one. </text:p>
      <text:p text:style-name="Standard"><text:tab/>Of course one still has to add in the non-stationary part in some way. </text:p>
      <text:p text:style-name="Standard"/>
      <text:p text:style-name="Standard">Multivariate data can sometimes be simplified with PCA or related dimension reduction methods. </text:p>
      <text:p text:style-name="Standard"><text:tab/>But the extension to “structural modelling” and/or factor analysis can bring bewildering <text:tab/>complications. <text:s/></text:p>
      <text:p text:style-name="Standard"/>
      <text:p text:style-name="Standard"><text:soft-page-break/>Subgroups of Multivariate data can sometimes be discovered with clustering techniques. <text:s/></text:p>
      <text:p text:style-name="Standard"><text:tab/>This technique does not begin with a priori subgroups. <text:s/>When there are a priori subgroups the </text:p>
      <text:p text:style-name="Standard"><text:tab/>relevant technique to describe the differences is called discriminant analysis. </text:p>
      <text:p text:style-name="Standard"/>
      <text:p text:style-name="Standard">An arrivals process can often be modelled by a Poisson process, and conditions are simple to consider.</text:p>
      <text:p text:style-name="Standard"><text:tab/>The axioms involve judgements of independence and stationarity, which are non-quantitative <text:tab/>but have quantitative implications.</text:p>
      <text:p text:style-name="Standard"/>
      <text:p text:style-name="Standard">Nonresponse bias in a survey can sometimes be judged when data is available on non-respondents.</text:p>
      <text:p text:style-name="Standard"><text:tab/>Often you have some information about the non-respondents and this can inform about the <text:tab/>likely nonresponse bias.</text:p>
      <text:p text:style-name="Standard"/>
      <text:p text:style-name="Standard">Significance Testing is not, by itself, a decision-making tool. <text:s/>One needs a loss function for that.</text:p>
      <text:p text:style-name="Standard"><text:tab/>The cost of making a wrong conclusion has to be brought into the decision-making. </text:p>
      <text:p text:style-name="Standard"/>
      <text:p text:style-name="Standard">EVOP-Evolutionary Operation. <text:s/>A way to improve a production process without deviation from goal.</text:p>
      <text:p text:style-name="Standard"><text:tab/>One repeats a small change in the production process to see the (small) impact of the change,</text:p>
      <text:p text:style-name="Standard"><text:tab/>and repeats the whole process with a new small change until useful improvement is achieved.</text:p>
      <text:p text:style-name="Standard"/>
      <text:p text:style-name="Standard">In selecting parametric estimation methods, maximum likelihood can help to focus on options.</text:p>
      <text:p text:style-name="Standard"><text:tab/>Maximizing likelihood is a reasonable criterion to use, but its validity will depend on the quality </text:p>
      <text:p text:style-name="Standard"><text:tab/>of the parametric model used for the application desired. </text:p>
      <text:p text:style-name="Standard"/>
      <text:p text:style-name="Standard">Lasso provides a helpful criterion for selecting explanatory variables in regression.</text:p>
      <text:p text:style-name="Standard"><text:tab/>One tries to minimize the sum of absolute values of regression coefficients in order to simplify <text:tab/>the regression model. <text:s/>The technique has some important technical advantages over the usual <text:tab/>use of F-statistics. </text:p>
      <text:p text:style-name="Standard"/>
      <text:p text:style-name="Standard">Multivariate Distributions can be modelled via marginals and a copula.</text:p>
      <text:p text:style-name="Standard"><text:tab/>One needs to remember that the marginals do not usually define the joint distribution (normality <text:tab/>is an excep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rry Weldon</meta:initial-creator>
    <meta:creation-date>2022-01-22T13:38:05</meta:creation-date>
    <meta:generator>OpenOffice/4.1.11$Unix OpenOffice.org_project/4111m1$Build-9808</meta:generator>
    <dc:date>2022-05-25T06:45:04</dc:date>
    <dc:creator>Larry Weldon</dc:creator>
    <meta:editing-duration>P4DT13H14M50S</meta:editing-duration>
    <meta:editing-cycles>120</meta:editing-cycles>
    <meta:document-statistic meta:table-count="0" meta:image-count="0" meta:object-count="0" meta:page-count="13" meta:paragraph-count="181" meta:word-count="5717" meta:character-count="35939"/>
  </office:meta>
</office:document-meta>
</file>